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CC" style:family="table">
      <style:table-properties style:width="15.928cm" fo:break-before="page" table:align="margins"/>
    </style:style>
    <style:style style:name="TablaCC.A" style:family="table-column">
      <style:table-column-properties style:column-width="15.928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6" style:family="table">
      <style:table-properties style:width="15.928cm" table:align="margins"/>
    </style:style>
    <style:style style:name="Tabla16.A" style:family="table-column">
      <style:table-column-properties style:column-width="15.928cm" style:rel-column-width="65535*"/>
    </style:style>
    <style:style style:name="Tabla1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name-complex="Garamond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style:font-name="Arial1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name-complex="Garamond" style:font-size-complex="12pt" style:font-weight-complex="normal"/>
    </style:style>
    <style:style style:name="P27" style:family="paragraph" style:parent-style-name="Standard">
      <style:text-properties style:font-name="Arial1" fo:font-weight="bold" style:font-weight-asian="bold" style:font-weight-complex="bold"/>
    </style:style>
    <style:style style:name="P28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9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Arial"/>
    </style:style>
    <style:style style:name="P32" style:family="paragraph" style:parent-style-name="Table_20_Contents"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style:font-name="Courier New1" fo:font-weight="bold" style:font-weight-asian="bold" style:font-weight-complex="bold"/>
    </style:style>
    <style:style style:name="T4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style:font-name="Garamond" fo:font-weight="bold" style:font-weight-asian="bold" style:font-name-complex="Garamond"/>
    </style:style>
    <style:style style:name="T7" style:family="text">
      <style:text-properties style:font-name="Garamond" fo:font-weight="bold" style:font-name-asian="Garamond" style:font-weight-asian="bold" style:font-name-complex="Garamond"/>
    </style:style>
    <style:style style:name="T8" style:family="text">
      <style:text-properties style:font-name="Garamond" style:font-name-asian="Garamond" style:font-name-complex="Garamond"/>
    </style:style>
    <style:style style:name="T9" style:family="text">
      <style:text-properties style:font-name="Garamond" style:font-name-complex="Garamond"/>
    </style:style>
    <style:style style:name="T10" style:family="text">
      <style:text-properties style:font-name-asian="Garamond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Courier New1" fo:font-weight="bold" style:font-weight-asian="bold" style:font-weight-complex="bold"/>
    </style:style>
    <style:style style:name="T15" style:family="text">
      <style:text-properties style:font-name="Arial1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1">UT3. Prueba práctica 8</text:p>
      <text:p text:style-name="P2">Rutas – Gestión de archivos y directorios – Gestión de permisos - Comodines</text:p>
      <text:p text:style-name="P2"/>
      <text:p text:style-name="P24"/>
      <text:p text:style-name="P3"/>
      <text:p text:style-name="P4">Práctica</text:p>
      <text:list xml:id="list1374889468" text:style-name="L1">
        <text:list-item>
          <text:p text:style-name="P20">Ejecuta los comandos necesarios para obtener lo que se pide.</text:p>
        </text:list-item>
        <text:list-item>
          <text:p text:style-name="P20">Si no se especifica el directorio actual, puedes ejecutar el comando desde el directorio que quieras.</text:p>
        </text:list-item>
        <text:list-item>
          <text:p text:style-name="P23"><text:span text:style-name="T4">Inserta en las cajas de texto los comandos ejecutados mostrando el </text:span><text:span text:style-name="T5">prompt del sistema</text:span><text:span text:style-name="T4">. </text:span></text:p>
        </text:list-item>
        <text:list-item>
          <text:p text:style-name="P22">Ejemplo:</text:p>
        </text:list-item>
      </text:list>
      <text:p text:style-name="P3"/>
      <text:p text:style-name="P7">usuario@a1pc00:~$ mkdir prueba-practica</text:p>
      <text:p text:style-name="P3"/>
      <text:p text:style-name="P3"><text:span text:style-name="T1">1</text:span>. Dentro de la carpeta de usuario crea la carpeta <text:span text:style-name="T1">temp</text:span> (si no existe) y dentro de esta la carpeta <text:span text:style-name="T1">prueba-practica</text:span></text:p>
      <text:p text:style-name="P3"/>
      <text:p text:style-name="P3">Inserta los comandos que ejecutaste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"/>
          </table:table-cell>
        </table:table-row>
      </table:table>
      <text:p text:style-name="P3"/>
      <text:p text:style-name="P3"><text:span text:style-name="T1">2</text:span>. Crea dentro del directorio prueba-practica la siguiente jerarquía de directorios y archivos:<text:span text:style-name="T11"> </text:span></text:p>
      <text:p text:style-name="P30"><text:s text:c="4"/>. <text:s/></text:p>
      <text:p text:style-name="P30"><text:s text:c="4"/>├── documentos </text:p>
      <text:p text:style-name="P30"><text:s text:c="4"/>│ <text:s text:c="2"/>├── musica </text:p>
      <text:p text:style-name="P30"><text:s text:c="4"/>│ <text:s text:c="2"/>│ <text:s text:c="2"/>├── disco1 </text:p>
      <text:p text:style-name="P30"><text:s text:c="4"/>│ <text:s text:c="2"/>│ <text:s text:c="2"/>├── <text:span text:style-name="T2">tema01.mp3</text:span> </text:p>
      <text:p text:style-name="P30"><text:s text:c="4"/>│ <text:s text:c="2"/>│ <text:s text:c="2"/>└── <text:span text:style-name="T2">tema02.ogg </text:span></text:p>
      <text:p text:style-name="P30"><text:s text:c="4"/>│ <text:s text:c="2"/>├── videos </text:p>
      <text:p text:style-name="P30"><text:s text:c="4"/>│ <text:s text:c="2"/>└── apuntes </text:p>
      <text:p text:style-name="P30"><text:s text:c="4"/>│ <text:s text:c="6"/>├── ssv </text:p>
      <text:p text:style-name="P30"><text:s text:c="4"/>│ <text:s text:c="6"/>│ <text:s text:c="2"/>└── <text:span text:style-name="T2">gestion_permisos.odt </text:span></text:p>
      <text:p text:style-name="P30"><text:s text:c="4"/>│ <text:s text:c="6"/>└── ofi <text:s text:c="11"/></text:p>
      <text:p text:style-name="P30"><text:s text:c="4"/>└── escritorio </text:p>
      <text:p text:style-name="P30"><text:s text:c="8"/>├── <text:span text:style-name="T2">apuntes_comodines.pdf</text:span></text:p>
      <text:p text:style-name="P30"><text:span text:style-name="T2"><text:s text:c="8"/></text:span><text:span text:style-name="T13">└──</text:span><text:span text:style-name="T2"> uso_tablas.pdf </text:span></text:p>
      <text:p text:style-name="P3"/>
      <text:p text:style-name="P3">Inserta los comandos que ejecutaste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"/>
          </table:table-cell>
        </table:table-row>
      </table:table>
      <text:p text:style-name="P3"/>
      <text:p text:style-name="P3"><text:span text:style-name="T1">3. </text:span>Entra en la carpeta <text:span text:style-name="T11">escritorio</text:span>. Copia <text:span text:style-name="T3">apuntes_comodines.pdf</text:span> al directorio <text:span text:style-name="T11">ssv</text:span></text:p>
      <text:p text:style-name="P3"/>
      <text:p text:style-name="P3">Inserta los comandos que ejecutast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</table:table-cell>
        </table:table-row>
      </table:table>
      <text:p text:style-name="P26"/>
      <text:p text:style-name="P26"><text:span text:style-name="T1">4</text:span>. Copia <text:span text:style-name="T3">uso_tablas.pdf</text:span> a la carpeta <text:span text:style-name="T14">ofi</text:span><text:span text:style-name="T3"> </text:span>con el nombre <text:soft-page-break/><text:span text:style-name="T3">apuntes_tablas.pdf</text:span></text:p>
      <text:p text:style-name="P26"/>
      <text:p text:style-name="P3">Inserta los comandos que ejecutaste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/>
          </table:table-cell>
        </table:table-row>
      </table:table>
      <text:p text:style-name="P26"/>
      <text:p text:style-name="P26"><text:span text:style-name="T1">5</text:span>. Entra en la carpeta <text:span text:style-name="T11">documentos</text:span>. Elimina todos los archivos contenidos en la carpeta <text:span text:style-name="T11">escritorio</text:span></text:p>
      <text:p text:style-name="P26"/>
      <text:p text:style-name="P21">Inserta los comandos que ejecutaste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/>
          </table:table-cell>
        </table:table-row>
      </table:table>
      <text:p text:style-name="P25"/>
      <text:p text:style-name="P25"><text:span text:style-name="T1">6</text:span>. Mueve la carpeta <text:span text:style-name="T11">musica</text:span> y todo su contenido a la carpeta <text:span text:style-name="T11">escritorio</text:span></text:p>
      <text:p text:style-name="P25"/>
      <text:p text:style-name="P21">Inserta los comandos que ejecutaste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2"/>
          </table:table-cell>
        </table:table-row>
      </table:table>
      <text:p text:style-name="P25"/>
      <text:p text:style-name="P25">Entra en la carpeta <text:span text:style-name="T11">prueba-practica</text:span>, ejecuta <text:span text:style-name="T11">tree</text:span> e inserta una captura de pantalla del resultad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27"/>
      <text:p text:style-name="P25"><text:span text:style-name="T1">7</text:span>. Desde la carpeta <text:span text:style-name="T11">prueba-practica</text:span>. Utilizando notación simbólica, quita el permiso de escritura a los usuarios del grupo al fichero <text:span text:style-name="T3">tema02.ogg</text:span></text:p>
      <text:p text:style-name="P25"/>
      <text:p text:style-name="P21">Inserta los comandos que ejecutaste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2"/>
          </table:table-cell>
        </table:table-row>
      </table:table>
      <text:p text:style-name="P25"/>
      <text:p text:style-name="P25"><text:span text:style-name="T1">8.</text:span> Desde la carpeta <text:span text:style-name="T11">prueba-practica</text:span>. Utilizando notación simbólica quita todos los permisos al resto de usuarios a todos los archivos y directorios contenidos en el escritorio.</text:p>
      <text:p text:style-name="P25"/>
      <text:p text:style-name="P21">Inserta los comandos que ejecutaste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2"/>
          </table:table-cell>
        </table:table-row>
      </table:table>
      <text:p text:style-name="P25"/>
      <text:p text:style-name="P25"><text:span text:style-name="T1">9.</text:span> Desde el directorio <text:span text:style-name="T11">prueba-practica</text:span>. Utilizando notación numérica quita al usuario, el grupo y al resto de usuarios el permiso de escritura sobre el archivo <text:span text:style-name="T3">apuntes_comodines.pdf</text:span><text:span text:style-name="T11"> </text:span>(el resto de permisos deben quedar como estaban)</text:p>
      <text:p text:style-name="P25"/>
      <text:p text:style-name="P21">Inserta los comandos que ejecutaste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/>
          </table:table-cell>
        </table:table-row>
      </table:table>
      <text:p text:style-name="P25"/>
      <text:p text:style-name="P25"><text:span text:style-name="T1">10</text:span>. Desde eldirectorio <text:span text:style-name="T11">prueba-practica</text:span>. Elimina el contenido de la carpeta <text:span text:style-name="T11">apuntes</text:span></text:p>
      <text:p text:style-name="P25"/>
      <text:p text:style-name="P21">Inserta los comandos que ejecutaste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2"/>
          </table:table-cell>
        </table:table-row>
      </table:table>
      <text:p text:style-name="P25"/>
      <text:p text:style-name="P25">Ejecuta <text:span text:style-name="T11">tree</text:span> (se supone que estás en la carpeta prueba-practica)) e inserta una captura de pantalla del resultado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32"/>
          </table:table-cell>
        </table:table-row>
      </table:table>
      <text:p text:style-name="P25"/>
      <text:p text:style-name="P25"><text:span text:style-name="T1">11</text:span>. Elimina la carpeta <text:span text:style-name="T11">prueba-practica</text:span></text:p>
      <text:p text:style-name="P25"/>
      <text:p text:style-name="P21">Inserta los comandos que ejecutaste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2"/>
          </table:table-cell>
        </table:table-row>
      </table:table>
      <text:p text:style-name="P25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0"> </text:span>texto<text:span text:style-name="T10"> </text:span>se<text:span text:style-name="T10"> </text:span>distribuye<text:span text:style-name="T10"> </text:span>bajo<text:span text:style-name="T10"> </text:span>licencia:</text:p>
            <text:p text:style-name="P11"/>
            <text:p text:style-name="P12">Creative<text:span text:style-name="T10"> </text:span>Commons</text:p>
            <text:p text:style-name="P12"/>
            <text:p text:style-name="P12">Reconocimiento-CompartirIgual<text:span text:style-name="T10"> 3</text:span>.0</text:p>
            <text:p text:style-name="P11"/>
            <text:p text:style-name="P10">Usted<text:span text:style-name="T10"> </text:span>es<text:span text:style-name="T10"> </text:span>libre<text:span text:style-name="T10"> </text:span>de:</text:p>
            <text:p text:style-name="P11"/>
            <text:list xml:id="list633581683" text:style-name="WW8Num3">
              <text:list-item>
                <text:p text:style-name="P28">copiar,<text:span text:style-name="T10"> </text:span>distribuir<text:span text:style-name="T10"> </text:span>y<text:span text:style-name="T10"> </text:span>comunicar<text:span text:style-name="T10"> </text:span>públicamente<text:span text:style-name="T10"> </text:span>la<text:span text:style-name="T10"> </text:span>obra</text:p>
              </text:list-item>
              <text:list-item>
                <text:p text:style-name="P28">hacer<text:span text:style-name="T10"> </text:span>obras<text:span text:style-name="T10"> </text:span>derivadas</text:p>
              </text:list-item>
            </text:list>
            <text:p text:style-name="P11"/>
            <text:p text:style-name="P10">Bajo<text:span text:style-name="T10"> </text:span>las<text:span text:style-name="T10"> </text:span>condiciones<text:span text:style-name="T10"> </text:span>siguientes:</text:p>
            <text:p text:style-name="P13"/>
            <text:p text:style-name="P15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6">Reconocimiento.</text:span><text:span text:style-name="T8"> </text:span><text:span text:style-name="T9">Debe</text:span><text:span text:style-name="T8"> </text:span><text:span text:style-name="T9">reconocer</text:span><text:span text:style-name="T8"> </text:span><text:span text:style-name="T9">y</text:span><text:span text:style-name="T8"> </text:span><text:span text:style-name="T9">citar</text:span><text:span text:style-name="T8"> </text:span><text:span text:style-name="T9">al</text:span><text:span text:style-name="T8"> </text:span><text:span text:style-name="T9">autor</text:span><text:span text:style-name="T8"> </text:span><text:span text:style-name="T9">original.</text:span></text:p>
            <text:p text:style-name="P14"/>
            <text:p text:style-name="P16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6">Compartir</text:span><text:span text:style-name="T7"> </text:span><text:span text:style-name="T6">bajo</text:span><text:span text:style-name="T7"> </text:span><text:span text:style-name="T6">la</text:span><text:span text:style-name="T7"> </text:span><text:span text:style-name="T6">misma</text:span><text:span text:style-name="T7"> </text:span><text:span text:style-name="T6">licencia.</text:span><text:span text:style-name="T8"> </text:span><text:span text:style-name="T9">Si</text:span><text:span text:style-name="T8"> </text:span><text:span text:style-name="T9">altera</text:span><text:span text:style-name="T8"> </text:span><text:span text:style-name="T9">o</text:span><text:span text:style-name="T8"> </text:span><text:span text:style-name="T9">transforma</text:span><text:span text:style-name="T8"> </text:span><text:span text:style-name="T9">esta</text:span><text:span text:style-name="T8"> </text:span><text:span text:style-name="T9">obra,</text:span><text:span text:style-name="T8"> </text:span><text:span text:style-name="T9">o</text:span><text:span text:style-name="T8"> </text:span><text:span text:style-name="T9">genera</text:span><text:span text:style-name="T8"> </text:span><text:span text:style-name="T9">una</text:span><text:span text:style-name="T8"> </text:span><text:span text:style-name="T9">obra</text:span><text:span text:style-name="T8"> </text:span><text:span text:style-name="T9">derivada,</text:span><text:span text:style-name="T8"> </text:span><text:span text:style-name="T9">sólo</text:span><text:span text:style-name="T8"> </text:span><text:span text:style-name="T9">puede</text:span><text:span text:style-name="T8"> </text:span><text:span text:style-name="T9">distribuir</text:span><text:span text:style-name="T8"> </text:span><text:span text:style-name="T9">la</text:span><text:span text:style-name="T8"> </text:span><text:span text:style-name="T9">obra</text:span><text:span text:style-name="T8"> </text:span><text:span text:style-name="T9">generada</text:span><text:span text:style-name="T8"> </text:span><text:span text:style-name="T9">bajo</text:span><text:span text:style-name="T8"> </text:span><text:span text:style-name="T9">una</text:span><text:span text:style-name="T8"> </text:span><text:span text:style-name="T9">licencia</text:span><text:span text:style-name="T8"> </text:span><text:span text:style-name="T9">idéntica</text:span><text:span text:style-name="T8"> </text:span><text:span text:style-name="T9">a</text:span><text:span text:style-name="T8"> </text:span><text:span text:style-name="T9">ésta.</text:span></text:p>
            <text:p text:style-name="P17"/>
            <text:list xml:id="list1289899036" text:style-name="WW8Num2">
              <text:list-item>
                <text:p text:style-name="P29">Al<text:span text:style-name="T10"> </text:span>reutilizar<text:span text:style-name="T10"> </text:span>o<text:span text:style-name="T10"> </text:span>distribuir<text:span text:style-name="T10"> </text:span>la<text:span text:style-name="T10"> </text:span>obra,<text:span text:style-name="T10"> </text:span>tiene<text:span text:style-name="T10"> </text:span>que<text:span text:style-name="T10"> </text:span>dejar<text:span text:style-name="T10"> </text:span>bien<text:span text:style-name="T10"> </text:span>claro<text:span text:style-name="T10"> </text:span>los<text:span text:style-name="T10"> </text:span>términos<text:span text:style-name="T10"> </text:span>de<text:span text:style-name="T10"> </text:span>la<text:span text:style-name="T10"> </text:span>licencia<text:span text:style-name="T10"> </text:span>de<text:span text:style-name="T10"> </text:span>esta<text:span text:style-name="T10"> </text:span>obra.</text:p>
              </text:list-item>
              <text:list-item>
                <text:p text:style-name="P29">Alguna<text:span text:style-name="T10"> </text:span>de<text:span text:style-name="T10"> </text:span>estas<text:span text:style-name="T10"> </text:span>condiciones<text:span text:style-name="T10"> </text:span>puede<text:span text:style-name="T10"> </text:span>no<text:span text:style-name="T10"> </text:span>aplicarse<text:span text:style-name="T10"> </text:span>si<text:span text:style-name="T10"> </text:span>se<text:span text:style-name="T10"> </text:span>obtiene<text:span text:style-name="T10"> </text:span>el<text:span text:style-name="T10"> </text:span>permiso<text:span text:style-name="T10"> </text:span>del<text:span text:style-name="T10"> </text:span>titular<text:span text:style-name="T10"> </text:span>de<text:span text:style-name="T10"> </text:span>los<text:span text:style-name="T10"> </text:span>derechos<text:span text:style-name="T10"> </text:span>de<text:span text:style-name="T10"> </text:span>autor</text:p>
              </text:list-item>
            </text:list>
            <text:p text:style-name="P11"/>
            <text:p text:style-name="P10">Los<text:span text:style-name="T10"> </text:span>derechos<text:span text:style-name="T10"> </text:span>derivados<text:span text:style-name="T10"> </text:span>de<text:span text:style-name="T10"> </text:span>usos<text:span text:style-name="T10"> </text:span>legítimos<text:span text:style-name="T10"> </text:span>u<text:span text:style-name="T10"> </text:span>otras<text:span text:style-name="T10"> </text:span>limitaciones<text:span text:style-name="T10"> </text:span>no<text:span text:style-name="T10"> </text:span>se<text:span text:style-name="T10"> </text:span>ven<text:span text:style-name="T10"> </text:span>afectados<text:span text:style-name="T10"> </text:span>por<text:span text:style-name="T10"> </text:span>lo<text:span text:style-name="T10"> </text:span>anterior.</text:p>
            <text:p text:style-name="P9"/>
            <text:p text:style-name="P8">[<text:span text:style-name="T10"> http://creativecommons.org/licenses/by-sa/3.0/es </text:span>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08T19:35:13</dc:date>
    <meta:print-date>2006-12-12T00:09:40</meta:print-date>
    <dc:language>es-ES</dc:language>
    <meta:editing-cycles>81</meta:editing-cycles>
    <meta:editing-duration>P1DT11H49M33S</meta:editing-duration>
    <dc:creator>ivan </dc:creator>
    <meta:document-statistic meta:table-count="14" meta:image-count="3" meta:object-count="0" meta:page-count="4" meta:paragraph-count="60" meta:word-count="503" meta:character-count="3361" meta:non-whitespace-character-count="2796"/>
    <meta:user-defined meta:name="Info 1"/>
    <meta:user-defined meta:name="Info 2"/>
    <meta:user-defined meta:name="Info 3"/>
    <meta:user-defined meta:name="Info 4"/>
  </office:meta>
</office:document-meta>
</file>